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llision et Pavés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collision avec les murs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de caractères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en position (79 ;79) aller en position (80 ; 79) <text:s/>il touche la bordure</text:p>
          </table:table-cell>
          <table:table-cell table:style-name="ce29" office:value-type="string" calcext:value-type="string">
            <text:p>le jeu s’arrête</text:p>
          </table:table-cell>
          <table:table-cell table:style-name="ce29" office:value-type="string" calcext:value-type="string">
            <text:p>le jeu s’arrête 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2" office:value-type="string" calcext:value-type="string">
            <text:p>Test de la création du plateau (vérification de la bordure)</text:p>
          </table:table-cell>
          <table:table-cell table:number-columns-repeated="2" table:style-name="ce12" office:value-type="string" calcext:value-type="string">
            <text:p>Plateau avec bordures # correctes à 80x40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3" office:value-type="string" calcext:value-type="string">
            <text:p>mettre le nombre de pavé à 10 000</text:p>
          </table:table-cell>
          <table:table-cell table:number-columns-repeated="2" table:style-name="ce30" office:value-type="string" calcext:value-type="string">
            <text:p>il y a un caracère vide entre les bordures et les pavé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13" office:value-type="string" calcext:value-type="string">
            <text:p>mettre le nombre de pavé à 10 000</text:p>
          </table:table-cell>
          <table:table-cell table:number-columns-repeated="2" table:style-name="ce30" office:value-type="string" calcext:value-type="string">
            <text:p>il y a des caractères vide la ou le serpent apparait 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14" office:value-type="string" calcext:value-type="string">
            <text:p>Position initiale du serpent (tête en (40, 20), taille 10)</text:p>
          </table:table-cell>
          <table:table-cell table:number-columns-repeated="2" table:style-name="ce33" office:value-type="string" calcext:value-type="string">
            <text:p>La tête du serpent est à (40, 20), le serpent a une taille de 10.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14" office:value-type="string" calcext:value-type="string">
            <text:p>Collision avec le corps du serpent (tête touche une partie du corps)</text:p>
          </table:table-cell>
          <table:table-cell table:style-name="ce33" office:value-type="string" calcext:value-type="string">
            <text:p>Le jeu doit se terminer si la tête touche son propre corps.</text:p>
          </table:table-cell>
          <table:table-cell table:style-name="ce33" office:value-type="string" calcext:value-type="string">
            <text:p>Le jeu <text:s/>se termine si la tête touche son propre corps.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16" office:value-type="string" calcext:value-type="string">
            <text:p>Collision avec un pavé</text:p>
          </table:table-cell>
          <table:table-cell table:style-name="ce16" office:value-type="string" calcext:value-type="string">
            <text:p>fin du jeu si le serpent se prend un pavé</text:p>
          </table:table-cell>
          <table:table-cell table:style-name="ce16" office:value-type="string" calcext:value-type="string">
            <text:p>fin du jeu si le serpent se prend un pavé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 table:number-rows-repeated="4">
          <table:table-cell table:style-name="ce21"/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1-16T14:23:43.359944720</dc:date>
    <meta:editing-duration>PT1H53M59S</meta:editing-duration>
    <meta:editing-cycles>22</meta:editing-cycles>
    <meta:document-statistic meta:table-count="1" meta:cell-count="46" meta:object-count="0"/>
  </office:meta>
</office:document-meta>
</file>